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154f" officeooo:paragraph-rsid="000b154f"/>
    </style:style>
    <style:style style:name="P2" style:family="paragraph" style:parent-style-name="Standard">
      <style:text-properties officeooo:rsid="000d2a18" officeooo:paragraph-rsid="000d2a18"/>
    </style:style>
    <style:style style:name="P3" style:family="paragraph" style:parent-style-name="Standard">
      <style:text-properties officeooo:rsid="00100fe7" officeooo:paragraph-rsid="00100f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ction losuj() </text:p>
      <text:p text:style-name="P3">{</text:p>
      <text:p text:style-name="P3"><text:tab/>var items = [];</text:p>
      <text:p text:style-name="P3"/>
      <text:p text:style-name="P3"><text:tab/>for(var i = 0; i &lt; 64; i++) </text:p>
      <text:p text:style-name="P3"><text:tab/>{</text:p>
      <text:p text:style-name="P3"><text:tab/><text:tab/>items[i] = Math.round(Math.random());</text:p>
      <text:p text:style-name="P3"><text:tab/>}</text:p>
      <text:p text:style-name="P3"><text:tab/>return items;</text:p>
      <text:p text:style-name="P3">};</text:p>
      <text:p text:style-name="P3"/>
      <text:p text:style-name="P3"><text:tab/><text:tab/>function odblokuj_pyt() </text:p>
      <text:p text:style-name="P3"><text:tab/><text:tab/>{</text:p>
      <text:p text:style-name="P3"><text:tab/><text:tab/>document.getElementById( 'pytania').style.display='block';</text:p>
      <text:p text:style-name="P3"><text:tab/><text:tab/>};</text:p>
      <text:p text:style-name="P3"><text:tab/><text:tab/></text:p>
      <text:p text:style-name="P3"><text:tab/><text:tab/>function odblokuj_drz() </text:p>
      <text:p text:style-name="P3"><text:tab/><text:tab/>{</text:p>
      <text:p text:style-name="P3"><text:tab/><text:tab/>document.getElementById( 'drzewa').style.display='block';</text:p>
      <text:p text:style-name="P3"><text:tab/><text:tab/>};</text:p>
      <text:p text:style-name="P3"><text:tab/><text:tab/></text:p>
      <text:p text:style-name="P3"><text:tab/><text:tab/>function odblokuj_pytanka() </text:p>
      <text:p text:style-name="P3"><text:tab/><text:tab/>{</text:p>
      <text:p text:style-name="P3"><text:tab/><text:tab/>document.getElementById( 'pytanka').style.display='block';</text:p>
      <text:p text:style-name="P3"><text:tab/><text:tab/>};</text:p>
      <text:p text:style-name="P3"><text:tab/><text:tab/></text:p>
      <text:p text:style-name="P3"><text:tab/><text:tab/>function znik_pyt() </text:p>
      <text:p text:style-name="P3"><text:tab/><text:tab/>{</text:p>
      <text:p text:style-name="P3"><text:tab/><text:tab/>document.getElementById( 'pytania' ).style.display='none';</text:p>
      <text:p text:style-name="P3"><text:tab/><text:tab/>};</text:p>
      <text:p text:style-name="P3"><text:tab/><text:tab/></text:p>
      <text:p text:style-name="P3"><text:tab/><text:tab/>function znik_drz() </text:p>
      <text:p text:style-name="P3"><text:tab/><text:tab/>{</text:p>
      <text:p text:style-name="P3"><text:tab/><text:tab/>document.getElementById( 'drzewa' ).style.display='none';</text:p>
      <text:p text:style-name="P3"><text:tab/><text:tab/>};</text:p>
      <text:p text:style-name="P3"><text:tab/><text:tab/></text:p>
      <text:p text:style-name="P3"><text:tab/><text:tab/>function blokuj_drz()</text:p>
      <text:p text:style-name="P3"><text:tab/><text:tab/>{</text:p>
      <text:p text:style-name="P3"><text:tab/><text:tab/>document.getElementById('drzewa').disabled='disabled';<text:tab/></text:p>
      <text:p text:style-name="P3"><text:tab/><text:tab/>};</text:p>
      <text:p text:style-name="P3"><text:tab/><text:tab/></text:p>
      <text:p text:style-name="P3"><text:tab/><text:tab/>function blokuj_pyt()</text:p>
      <text:p text:style-name="P3"><text:tab/><text:tab/>{</text:p>
      <text:p text:style-name="P3"><text:tab/><text:tab/>document.getElementById('pytania').disabled='disabled';<text:tab/></text:p>
      <text:p text:style-name="P3"><text:tab/><text:tab/>};</text:p>
      <text:p text:style-name="P3"><text:tab/></text:p>
      <text:p text:style-name="P3"><text:tab/>function pytanka()</text:p>
      <text:p text:style-name="P3"><text:tab/>{</text:p>
      <text:p text:style-name="P3"><text:tab/>document.getElementById('pytanka').style.transform="translateX(592px)";</text:p>
      <text:p text:style-name="P3"><text:tab/>};</text:p>
      <text:p text:style-name="P3"/>
      <text:p text:style-name="P3"><text:tab/>function odp1 (pozycja)</text:p>
      <text:p text:style-name="P3"><text:soft-page-break/><text:tab/>{</text:p>
      <text:p text:style-name="P3"><text:tab/><text:tab/>if (pozycja) </text:p>
      <text:p text:style-name="P3"><text:tab/><text:tab/>{</text:p>
      <text:p text:style-name="P3"><text:tab/><text:tab/><text:tab/>document.getElementById(pozycja).src = 'juz.jpg';</text:p>
      <text:p text:style-name="P3"><text:tab/><text:tab/><text:tab/>setTimeout(blokuj_pyt(),1000);</text:p>
      <text:p text:style-name="P3"><text:tab/><text:tab/><text:tab/>odblokuj_pytanka();</text:p>
      <text:p text:style-name="P3"><text:tab/><text:tab/><text:tab/>pytanka();</text:p>
      <text:p text:style-name="P3"><text:tab/><text:tab/>}<text:tab/></text:p>
      <text:p text:style-name="P3"><text:tab/><text:tab/>else</text:p>
      <text:p text:style-name="P3"><text:tab/><text:tab/>{</text:p>
      <text:p text:style-name="P3"><text:tab/><text:tab/><text:tab/>alert ('Błąd!');</text:p>
      <text:p text:style-name="P3"><text:tab/><text:tab/><text:tab/>setTimeout(znik_pyt(),0);</text:p>
      <text:p text:style-name="P3"><text:tab/><text:tab/><text:tab/>setTimeout(odblokuj_drz(),0);</text:p>
      <text:p text:style-name="P3"><text:tab/><text:tab/>}</text:p>
      <text:p text:style-name="P3"><text:tab/>};</text:p>
      <text:p text:style-name="P3"><text:tab/>function odp2 (pozycja)</text:p>
      <text:p text:style-name="P3"><text:tab/>{</text:p>
      <text:p text:style-name="P3"><text:tab/><text:tab/>if (pozycja) </text:p>
      <text:p text:style-name="P3"><text:tab/><text:tab/>{</text:p>
      <text:p text:style-name="P3"><text:tab/><text:tab/><text:tab/>document.getElementById(pozycja).src = 'juz.jpg';</text:p>
      <text:p text:style-name="P3"><text:tab/><text:tab/><text:tab/>setTimeout(blokuj_pyt(),1000);</text:p>
      <text:p text:style-name="P3"><text:tab/><text:tab/><text:tab/>odblokuj_pytanka();</text:p>
      <text:p text:style-name="P3"><text:tab/><text:tab/><text:tab/>pytanka();</text:p>
      <text:p text:style-name="P3"><text:s/><text:tab/><text:tab/><text:tab/>setTimeout(odblokuj_drz(),2000); </text:p>
      <text:p text:style-name="P3"><text:tab/><text:tab/>}<text:tab/> </text:p>
      <text:p text:style-name="P3"><text:tab/><text:tab/>else</text:p>
      <text:p text:style-name="P3"><text:tab/><text:tab/>{</text:p>
      <text:p text:style-name="P3"><text:tab/><text:tab/><text:tab/>alert ('Błąd!');</text:p>
      <text:p text:style-name="P3"><text:tab/><text:tab/><text:tab/>setTimeout(znik_pyt(),1000);</text:p>
      <text:p text:style-name="P3"><text:tab/><text:tab/><text:tab/>setTimeout(odblokuj_drz(),1000);</text:p>
      <text:p text:style-name="P3"><text:tab/><text:tab/>}</text:p>
      <text:p text:style-name="P3"><text:tab/>};</text:p>
      <text:p text:style-name="P3"><text:tab/>function odp3 (pozycja)</text:p>
      <text:p text:style-name="P3"><text:tab/>{</text:p>
      <text:p text:style-name="P3"><text:tab/><text:tab/>if (pozycja) </text:p>
      <text:p text:style-name="P3"><text:tab/><text:tab/>{</text:p>
      <text:p text:style-name="P3"><text:tab/><text:tab/><text:tab/>document.getElementById(pozycja).src = 'juz.jpg';</text:p>
      <text:p text:style-name="P3"><text:tab/><text:tab/><text:tab/>setTimeout(blokuj_pyt(),1000);</text:p>
      <text:p text:style-name="P3"><text:tab/><text:tab/><text:tab/>odblokuj_pytanka();</text:p>
      <text:p text:style-name="P3"><text:tab/><text:tab/><text:tab/>pytanka();</text:p>
      <text:p text:style-name="P3"><text:s/><text:tab/><text:tab/><text:tab/>setTimeout(odblokuj_drz(),2000); 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alert ('Błąd!');</text:p>
      <text:p text:style-name="P3"><text:tab/><text:tab/><text:tab/>setTimeout(znik_pyt(),0);</text:p>
      <text:p text:style-name="P3"><text:tab/><text:tab/><text:tab/>setTimeout(odblokuj_drz(),0);</text:p>
      <text:p text:style-name="P3"><text:tab/><text:tab/>}<text:tab/><text:tab/></text:p>
      <text:p text:style-name="P3"><text:tab/>};</text:p>
      <text:p text:style-name="P3"><text:tab/>function odp4 (pozycja)</text:p>
      <text:p text:style-name="P3"><text:tab/>{</text:p>
      <text:p text:style-name="P3"><text:tab/><text:tab/>if (pozycja) </text:p>
      <text:p text:style-name="P3"><text:soft-page-break/><text:tab/><text:tab/>{</text:p>
      <text:p text:style-name="P3"><text:tab/><text:tab/><text:tab/>document.getElementById(pozycja).src = 'juz.jpg';</text:p>
      <text:p text:style-name="P3"><text:tab/><text:tab/><text:tab/>setTimeout(blokuj_pyt(),1000);</text:p>
      <text:p text:style-name="P3"><text:tab/><text:tab/><text:tab/>odblokuj_pytanka();</text:p>
      <text:p text:style-name="P3"><text:tab/><text:tab/><text:tab/>pytanka();</text:p>
      <text:p text:style-name="P3"><text:s/><text:tab/><text:tab/><text:tab/>setTimeout(odblokuj_drz(),2000); 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alert ('Błąd!');</text:p>
      <text:p text:style-name="P3"><text:tab/><text:tab/><text:tab/>setTimeout(znik_pyt(),0);</text:p>
      <text:p text:style-name="P3"><text:tab/><text:tab/><text:tab/>setTimeout(odblokuj_drz(),0);</text:p>
      <text:p text:style-name="P3"><text:tab/><text:tab/>}<text:tab/><text:tab/></text:p>
      <text:p text:style-name="P3"><text:tab/>};</text:p>
      <text:p text:style-name="P3"><text:tab/></text:p>
      <text:p text:style-name="P3">var positionArray = losuj();</text:p>
      <text:p text:style-name="P3">var gnome = 0;</text:p>
      <text:p text:style-name="P3"/>
      <text:p text:style-name="P3">function zmien(pozycja)</text:p>
      <text:p text:style-name="P3">{</text:p>
      <text:p text:style-name="P3"><text:tab/>if (positionArray[pozycja]) </text:p>
      <text:p text:style-name="P3"><text:tab/>{</text:p>
      <text:p text:style-name="P3"><text:tab/><text:tab/>gnome++;</text:p>
      <text:p text:style-name="P3"><text:tab/><text:tab/>if(gnome&lt;=20)</text:p>
      <text:p text:style-name="P3"><text:tab/><text:tab/>{</text:p>
      <text:p text:style-name="P3"><text:tab/><text:tab/>setTimeout(function(){document.getElementById(pozycja).src = 'anglik.png'}, 900);</text:p>
      <text:p text:style-name="P3"><text:tab/><text:tab/>setTimeout(function(){document.getElementById(pozycja).src = 'samolotz.png'}, 1800);</text:p>
      <text:p text:style-name="P3"><text:tab/><text:tab/>setTimeout(function(){document.getElementById(pozycja).src = 'la.png'}, 2700);</text:p>
      <text:p text:style-name="P3"><text:tab/><text:tab/>document.getElementById(pozycja).disabled='disabled';</text:p>
      <text:p text:style-name="P3"><text:tab/><text:tab/>setTimeout(znik_drz(),3300);</text:p>
      <text:p text:style-name="P3"><text:tab/><text:tab/>setTimeout(odblokuj_pyt(),3300);</text:p>
      <text:p text:style-name="P3"><text:tab/><text:tab/>}</text:p>
      <text:p text:style-name="P3"><text:tab/><text:tab/>else</text:p>
      <text:p text:style-name="P3"><text:tab/><text:tab/>{</text:p>
      <text:p text:style-name="P3"><text:tab/><text:tab/>document.getElementById(pozycja).src = 'niebo.png';</text:p>
      <text:p text:style-name="P3"><text:tab/><text:tab/>document.getElementById(pozycja).disabled='disabled';</text:p>
      <text:p text:style-name="P3"><text:tab/><text:tab/>setTimeout(znik_drz(),1000);</text:p>
      <text:p text:style-name="P3"><text:tab/><text:tab/>setTimeout(odblokuj_pyt(),1000);<text:tab/><text:tab/><text:tab/><text:tab/></text:p>
      <text:p text:style-name="P3"><text:tab/><text:tab/>}</text:p>
      <text:p text:style-name="P3"><text:tab/>}</text:p>
      <text:p text:style-name="P3"><text:tab/>else </text:p>
      <text:p text:style-name="P3"><text:tab/>{</text:p>
      <text:p text:style-name="P3"><text:tab/>document.getElementById(pozycja).src = 'niebo.png';</text:p>
      <text:p text:style-name="P3"><text:tab/>document.getElementById(pozycja).disabled='disabled';</text:p>
      <text:p text:style-name="P3"><text:tab/>setTimeout(znik_drz(),1000);</text:p>
      <text:p text:style-name="P3"><text:tab/>setTimeout(odblokuj_pyt(),1000);</text:p>
      <text:p text:style-name="P3"><text:tab/>}</text:p>
      <text:p text:style-name="P3">};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unction losujczarni() </text:p>
      <text:p text:style-name="P1">{</text:p>
      <text:p text:style-name="P1"><text:tab/>var items1 = [];</text:p>
      <text:p text:style-name="P1"/>
      <text:p text:style-name="P1"><text:tab/>for(var i = 0; i &lt; 64; i++) </text:p>
      <text:p text:style-name="P1"><text:tab/>{</text:p>
      <text:p text:style-name="P1"><text:tab/><text:tab/>items1[i] = Math.round(Math.random());</text:p>
      <text:p text:style-name="P1"><text:tab/>}</text:p>
      <text:p text:style-name="P1"/>
      <text:p text:style-name="P1"><text:s text:c="2"/>return items1;</text:p>
      <text:p text:style-name="P1">};</text:p>
      <text:p text:style-name="P1">var positionArray1 = losujczarni();</text:p>
      <text:p text:style-name="P1"/>
      <text:p text:style-name="P1">function zmien1(pozycja1)</text:p>
      <text:p text:style-name="P1">{</text:p>
      <text:p text:style-name="P1"><text:tab/>if (positionArray[pozycja]) </text:p>
      <text:p text:style-name="P1"><text:tab/>{</text:p>
      <text:p text:style-name="P1"><text:tab/><text:tab/>var x = document.getElementById(pozycja);</text:p>
      <text:p text:style-name="P1"><text:tab/><text:tab/>setTimeout(function(){x.background = 'niemiec.png'}, 1000);</text:p>
      <text:p text:style-name="P1"><text:tab/><text:tab/>setTimeout(function(){x.background = 'samolotz.png'}, 2000);</text:p>
      <text:p text:style-name="P1"><text:tab/><text:tab/>setTimeout(function(){x.src = 'la.png'}, 3000);</text:p>
      <text:p text:style-name="P1"><text:tab/><text:tab/></text:p>
      <text:p text:style-name="P1"><text:tab/>}<text:tab/> </text:p>
      <text:p text:style-name="P1"><text:tab/>else </text:p>
      <text:p text:style-name="P1"><text:tab/>{</text:p>
      <text:p text:style-name="P1"><text:tab/><text:tab/>document.getElementById(pozycja).src = 'niebo.png';</text:p>
      <text:p text:style-name="P1"><text:tab/>}</text:p>
      <text:p text:style-name="P1">};</text:p>
      <text:p text:style-name="P1"><text:soft-page-break/></text:p>
      <text:p text:style-name="P1"><text:tab/></text:p>
      <text:p text:style-name="P1"><text:tab/>function odpc1 (pozycja)</text:p>
      <text:p text:style-name="P1"><text:tab/>{</text:p>
      <text:p text:style-name="P1"><text:tab/><text:tab/>if (pozycja) </text:p>
      <text:p text:style-name="P1"><text:tab/><text:tab/>{</text:p>
      <text:p text:style-name="P1"><text:tab/><text:tab/><text:tab/>document.getElementById(pozycja).src = 'juz.jpg'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alert ('Błąd!');</text:p>
      <text:p text:style-name="P1"><text:tab/><text:tab/>}<text:tab/><text:tab/></text:p>
      <text:p text:style-name="P1"><text:tab/>};</text:p>
      <text:p text:style-name="P1"><text:tab/>function odpc2 (pozycja)</text:p>
      <text:p text:style-name="P1"><text:tab/>{</text:p>
      <text:p text:style-name="P1"><text:tab/><text:tab/>if (pozycja) </text:p>
      <text:p text:style-name="P1"><text:tab/><text:tab/>{</text:p>
      <text:p text:style-name="P1"><text:tab/><text:tab/><text:tab/>document.getElementById(pozycja).src = 'juz.jpg'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alert ('Błąd!');</text:p>
      <text:p text:style-name="P1"><text:tab/><text:tab/>}<text:tab/><text:tab/></text:p>
      <text:p text:style-name="P1"><text:tab/>};</text:p>
      <text:p text:style-name="P1"><text:tab/>function odpc3 (pozycja)</text:p>
      <text:p text:style-name="P1"><text:tab/>{</text:p>
      <text:p text:style-name="P1"><text:tab/><text:tab/>if (pozycja) </text:p>
      <text:p text:style-name="P1"><text:tab/><text:tab/>{</text:p>
      <text:p text:style-name="P1"><text:tab/><text:tab/><text:tab/>document.getElementById(pozycja).src = 'juz.jpg'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alert ('Błąd!');</text:p>
      <text:p text:style-name="P1"><text:tab/><text:tab/>}<text:tab/><text:tab/></text:p>
      <text:p text:style-name="P1"><text:tab/>};</text:p>
      <text:p text:style-name="P1"><text:tab/>function odpc4 (pozycja)</text:p>
      <text:p text:style-name="P1"><text:tab/>{</text:p>
      <text:p text:style-name="P1"><text:tab/><text:tab/>if (pozycja) </text:p>
      <text:p text:style-name="P1"><text:tab/><text:tab/>{</text:p>
      <text:p text:style-name="P1"><text:tab/><text:tab/><text:tab/>document.getElementById(pozycja).src = 'juz.jpg'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alert ('Błąd!');</text:p>
      <text:p text:style-name="P1"><text:tab/><text:tab/>}<text:tab/><text:tab/></text:p>
      <text:p text:style-name="P1"><text:tab/>};</text:p>
      <text:p text:style-name="P1"><text:tab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1S</meta:editing-duration>
    <meta:editing-cycles>5</meta:editing-cycles>
    <meta:generator>LibreOffice/5.2.7.2$Windows_X86_64 LibreOffice_project/2b7f1e640c46ceb28adf43ee075a6e8b8439ed10</meta:generator>
    <dc:date>2017-10-31T14:11:41.699000000</dc:date>
    <meta:document-statistic meta:table-count="0" meta:image-count="0" meta:object-count="0" meta:page-count="5" meta:paragraph-count="219" meta:word-count="339" meta:character-count="3956" meta:non-whitespace-character-count="3385"/>
    <meta:user-defined meta:name="Info 1"/>
    <meta:user-defined meta:name="Info 2"/>
    <meta:user-defined meta:name="Info 3"/>
    <meta:user-defined meta:name="Info 4"/>
  </office:meta>
</office:document-meta>
</file>